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ward_Enumeration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Award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AJA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CQDX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CQDXFIELD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CQWAZ_MIXED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CQWAZ_CW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CQWAZ_PHONE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CQWAZ_RTTY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CQWAZ_160m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CQWPX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DARC_DOK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DXCC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DXCC_MIXED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DXCC_CW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DXCC_PHONE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DXCC_RTTY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IOTA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JCC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JCG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MARATHON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RDA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WAB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WAC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WAE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WAIP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WAJA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WAS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WAZ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USACA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VUCC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number-rows-repeated="104854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8129</meta:generator>
    <dc:title>Award Enumeration exported from Released ADIF Specification 3.1.5</dc:title>
    <meta:initial-creator>ADIF Development Group</meta:initial-creator>
    <dc:creator>Graham Smith</dc:creator>
    <meta:creation-date>2024-11-28T09:18:58Z</meta:creation-date>
    <dc:date>2024-11-28T09:18:59Z</dc:date>
    <meta:editing-duration>PT0S</meta:editing-duration>
    <meta:user-defined meta:name="ADIF Version">3.1.5</meta:user-defined>
    <meta:user-defined meta:name="ADIF Status">Released</meta:user-defined>
  </office:meta>
</office:document-meta>
</file>